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40ca" officeooo:paragraph-rsid="000040ca"/>
    </style:style>
    <style:style style:name="P2" style:family="paragraph" style:parent-style-name="Standard">
      <style:text-properties fo:font-size="24pt" officeooo:rsid="000040ca" officeooo:paragraph-rsid="000040ca" style:font-size-asian="24pt" style:font-size-complex="24pt"/>
    </style:style>
    <style:style style:name="P3" style:family="paragraph" style:parent-style-name="Standard">
      <style:text-properties fo:font-size="24pt" officeooo:rsid="011a81b7" officeooo:paragraph-rsid="011a81b7" style:font-size-asian="24pt" style:font-size-complex="24pt"/>
    </style:style>
    <style:style style:name="P4" style:family="paragraph" style:parent-style-name="Standard">
      <style:text-properties officeooo:rsid="0009b01d" officeooo:paragraph-rsid="0009b01d"/>
    </style:style>
    <style:style style:name="P5" style:family="paragraph" style:parent-style-name="Text_20_body">
      <style:text-properties fo:color="#3465a4" loext:opacity="100%" fo:font-style="italic" officeooo:rsid="0001f9fe" officeooo:paragraph-rsid="0001f9fe" style:font-style-asian="italic" style:font-style-complex="italic"/>
    </style:style>
    <style:style style:name="P6" style:family="paragraph" style:parent-style-name="Text_20_body">
      <style:text-properties fo:color="#3465a4" loext:opacity="100%" fo:font-style="italic" officeooo:rsid="001135af" officeooo:paragraph-rsid="001135af" style:font-style-asian="italic" style:font-style-complex="italic"/>
    </style:style>
    <style:style style:name="P7" style:family="paragraph" style:parent-style-name="Text_20_body">
      <style:text-properties fo:color="#3465a4" loext:opacity="100%" fo:font-style="italic" officeooo:rsid="001135af" officeooo:paragraph-rsid="0013a61a" style:font-style-asian="italic" style:font-style-complex="italic"/>
    </style:style>
    <style:style style:name="P8" style:family="paragraph" style:parent-style-name="Text_20_body">
      <style:text-properties fo:color="#3465a4" loext:opacity="100%" fo:font-style="italic" officeooo:rsid="0018debb" officeooo:paragraph-rsid="0018debb" style:font-style-asian="italic" style:font-style-complex="italic"/>
    </style:style>
    <style:style style:name="P9" style:family="paragraph" style:parent-style-name="Text_20_body">
      <style:text-properties fo:color="#3465a4" loext:opacity="100%" fo:font-style="italic" officeooo:rsid="001aca6f" officeooo:paragraph-rsid="001aca6f" style:font-style-asian="italic" style:font-style-complex="italic"/>
    </style:style>
    <style:style style:name="P10" style:family="paragraph" style:parent-style-name="Text_20_body">
      <style:text-properties fo:color="#3465a4" loext:opacity="100%" fo:font-style="italic" officeooo:rsid="001df446" officeooo:paragraph-rsid="0026513b" style:font-style-asian="italic" style:font-style-complex="italic"/>
    </style:style>
    <style:style style:name="P11" style:family="paragraph" style:parent-style-name="Text_20_body">
      <style:text-properties fo:color="#3465a4" loext:opacity="100%" fo:font-style="italic" officeooo:rsid="001df446" officeooo:paragraph-rsid="002d2ce5" style:font-style-asian="italic" style:font-style-complex="italic"/>
    </style:style>
    <style:style style:name="P12" style:family="paragraph" style:parent-style-name="Text_20_body">
      <style:text-properties fo:color="#3465a4" loext:opacity="100%" fo:font-style="italic" officeooo:rsid="001df446" officeooo:paragraph-rsid="01144a78" style:font-style-asian="italic" style:font-style-complex="italic"/>
    </style:style>
    <style:style style:name="P13" style:family="paragraph" style:parent-style-name="Text_20_body">
      <style:text-properties fo:color="#3465a4" loext:opacity="100%" fo:font-style="italic" officeooo:rsid="0033c8b7" officeooo:paragraph-rsid="0033c8b7" style:font-style-asian="italic" style:font-style-complex="italic"/>
    </style:style>
    <style:style style:name="P14" style:family="paragraph" style:parent-style-name="Text_20_body">
      <style:text-properties fo:color="#3465a4" loext:opacity="100%" fo:font-style="italic" officeooo:rsid="003483c1" officeooo:paragraph-rsid="003483c1" style:font-style-asian="italic" style:font-style-complex="italic"/>
    </style:style>
    <style:style style:name="P15" style:family="paragraph" style:parent-style-name="Text_20_body">
      <style:text-properties fo:color="#3465a4" loext:opacity="100%" fo:font-style="italic" officeooo:rsid="0040f60b" officeooo:paragraph-rsid="0040f60b" style:font-style-asian="italic" style:font-style-complex="italic"/>
    </style:style>
    <style:style style:name="P16" style:family="paragraph" style:parent-style-name="Text_20_body">
      <style:text-properties fo:color="#3465a4" loext:opacity="100%" fo:font-style="italic" officeooo:rsid="0040f60b" officeooo:paragraph-rsid="01383acb" style:font-style-asian="italic" style:font-style-complex="italic"/>
    </style:style>
    <style:style style:name="P17" style:family="paragraph" style:parent-style-name="Text_20_body">
      <style:text-properties fo:color="#3465a4" loext:opacity="100%" fo:font-style="italic" officeooo:rsid="004d2e47" officeooo:paragraph-rsid="004d2e47" style:font-style-asian="italic" style:font-style-complex="italic"/>
    </style:style>
    <style:style style:name="P18" style:family="paragraph" style:parent-style-name="Text_20_body">
      <style:text-properties fo:color="#3465a4" loext:opacity="100%" fo:font-style="italic" officeooo:rsid="003558ae" officeooo:paragraph-rsid="003558ae" style:font-style-asian="italic" style:font-style-complex="italic"/>
    </style:style>
    <style:style style:name="P19" style:family="paragraph" style:parent-style-name="Text_20_body">
      <style:text-properties fo:color="#3465a4" loext:opacity="100%" fo:font-style="italic" officeooo:rsid="0039fb76" officeooo:paragraph-rsid="0039fb76" style:font-style-asian="italic" style:font-style-complex="italic"/>
    </style:style>
    <style:style style:name="P20" style:family="paragraph" style:parent-style-name="Text_20_body">
      <style:text-properties fo:color="#3465a4" loext:opacity="100%" fo:font-style="italic" officeooo:rsid="000648fd" officeooo:paragraph-rsid="000648fd" style:font-style-asian="italic" style:font-style-complex="italic"/>
    </style:style>
    <style:style style:name="P21" style:family="paragraph" style:parent-style-name="Text_20_body">
      <style:text-properties fo:color="#3465a4" loext:opacity="100%" fo:font-style="italic" officeooo:paragraph-rsid="0090a755" style:font-style-asian="italic" style:font-style-complex="italic"/>
    </style:style>
    <style:style style:name="P22" style:family="paragraph" style:parent-style-name="Text_20_body">
      <style:text-properties fo:color="#3465a4" loext:opacity="100%" fo:font-style="italic" officeooo:rsid="00916cdc" officeooo:paragraph-rsid="00916cdc" style:font-style-asian="italic" style:font-style-complex="italic"/>
    </style:style>
    <style:style style:name="P23" style:family="paragraph" style:parent-style-name="Text_20_body">
      <style:text-properties fo:color="#3465a4" loext:opacity="100%" fo:font-style="italic" officeooo:rsid="000040ca" officeooo:paragraph-rsid="000040ca" style:font-style-asian="italic" style:font-style-complex="italic"/>
    </style:style>
    <style:style style:name="P24" style:family="paragraph" style:parent-style-name="Text_20_body">
      <style:text-properties fo:color="#3465a4" loext:opacity="100%" officeooo:rsid="00412fea" officeooo:paragraph-rsid="0042c570"/>
    </style:style>
    <style:style style:name="P25" style:family="paragraph" style:parent-style-name="Text_20_body">
      <style:text-properties fo:color="#3465a4" loext:opacity="100%" officeooo:rsid="004ec6fa" officeooo:paragraph-rsid="004ec6fa"/>
    </style:style>
    <style:style style:name="P26" style:family="paragraph" style:parent-style-name="Text_20_body">
      <style:text-properties officeooo:rsid="0001f9fe" officeooo:paragraph-rsid="0001f9fe"/>
    </style:style>
    <style:style style:name="P27" style:family="paragraph" style:parent-style-name="Text_20_body">
      <style:text-properties fo:font-style="italic" officeooo:rsid="0039fb76" officeooo:paragraph-rsid="0039fb76" style:font-style-asian="italic" style:font-style-complex="italic"/>
    </style:style>
    <style:style style:name="P28" style:family="paragraph" style:parent-style-name="Text_20_body">
      <style:text-properties fo:font-style="italic" officeooo:rsid="0040f60b" officeooo:paragraph-rsid="00412fea" style:font-style-asian="italic" style:font-style-complex="italic"/>
    </style:style>
    <style:style style:name="P29" style:family="paragraph" style:parent-style-name="Text_20_body">
      <style:text-properties fo:font-style="italic" officeooo:rsid="005afe73" officeooo:paragraph-rsid="005afe73" style:font-style-asian="italic" style:font-style-complex="italic"/>
    </style:style>
    <style:style style:name="P30" style:family="paragraph" style:parent-style-name="Text_20_body">
      <style:text-properties fo:font-style="italic" officeooo:rsid="00bb5ae6" style:font-style-asian="italic" style:font-style-complex="italic"/>
    </style:style>
    <style:style style:name="P31" style:family="paragraph" style:parent-style-name="Text_20_body">
      <style:text-properties fo:font-style="italic" officeooo:rsid="00337415" officeooo:paragraph-rsid="00337415" style:font-style-asian="italic" style:font-style-complex="italic"/>
    </style:style>
    <style:style style:name="P32" style:family="paragraph" style:parent-style-name="Text_20_body">
      <style:text-properties officeooo:rsid="00412fea" officeooo:paragraph-rsid="0042c570"/>
    </style:style>
    <style:style style:name="P33" style:family="paragraph" style:parent-style-name="Text_20_body">
      <style:text-properties fo:font-style="normal" officeooo:rsid="004d2e47" officeooo:paragraph-rsid="004d2e47" style:font-style-asian="normal" style:font-style-complex="normal"/>
    </style:style>
    <style:style style:name="P34" style:family="paragraph" style:parent-style-name="Text_20_body">
      <style:text-properties fo:color="#000000" loext:opacity="100%" fo:font-style="italic" officeooo:rsid="001135af" officeooo:paragraph-rsid="0062b1e6" style:font-style-asian="italic" style:font-style-complex="italic"/>
    </style:style>
    <style:style style:name="P35" style:family="paragraph" style:parent-style-name="Text_20_body">
      <style:text-properties fo:color="#000000" loext:opacity="100%" fo:font-style="italic" officeooo:rsid="001df446" officeooo:paragraph-rsid="0077928b" style:font-style-asian="italic" style:font-style-complex="italic"/>
    </style:style>
    <style:style style:name="P36" style:family="paragraph" style:parent-style-name="Text_20_body">
      <style:text-properties officeooo:rsid="0042c570" officeooo:paragraph-rsid="0042c570"/>
    </style:style>
    <style:style style:name="P37" style:family="paragraph" style:parent-style-name="Standard">
      <style:text-properties fo:color="#c9211e" loext:opacity="100%" officeooo:rsid="00d72cc6" officeooo:paragraph-rsid="000040ca"/>
    </style:style>
    <style:style style:name="P38" style:family="paragraph" style:parent-style-name="Text_20_body">
      <style:text-properties fo:color="#c9211e" loext:opacity="100%" officeooo:rsid="00dddd95" officeooo:paragraph-rsid="00db6cba"/>
    </style:style>
    <style:style style:name="P39" style:family="paragraph" style:parent-style-name="Text_20_body">
      <style:paragraph-properties fo:break-before="page"/>
      <style:text-properties fo:font-size="10pt" fo:font-style="italic" style:font-size-asian="10pt" style:font-style-asian="italic" style:font-size-complex="10pt" style:font-style-complex="italic"/>
    </style:style>
    <style:style style:name="P40" style:family="paragraph" style:parent-style-name="Heading_20_1">
      <style:text-properties officeooo:paragraph-rsid="000040ca"/>
    </style:style>
    <style:style style:name="P41" style:family="paragraph" style:parent-style-name="Heading_20_3">
      <style:text-properties officeooo:paragraph-rsid="00d3f2de"/>
    </style:style>
    <style:style style:name="P42" style:family="paragraph" style:parent-style-name="Heading_20_3">
      <style:text-properties officeooo:paragraph-rsid="0026513b"/>
    </style:style>
    <style:style style:name="P43" style:family="paragraph" style:parent-style-name="Heading_20_3">
      <style:text-properties officeooo:paragraph-rsid="002d2ce5"/>
    </style:style>
    <style:style style:name="P44" style:family="paragraph" style:parent-style-name="Heading_20_3">
      <style:text-properties fo:font-style="normal" style:font-style-asian="normal" style:font-style-complex="normal"/>
    </style:style>
    <style:style style:name="P45" style:family="paragraph" style:parent-style-name="Heading_20_4">
      <style:text-properties fo:color="#000000" loext:opacity="100%" officeooo:paragraph-rsid="0062b1e6"/>
    </style:style>
    <style:style style:name="P46" style:family="paragraph" style:parent-style-name="Heading_20_4">
      <style:text-properties fo:color="#000000" loext:opacity="100%" fo:font-style="italic" officeooo:rsid="001135af" officeooo:paragraph-rsid="0062b1e6" style:font-style-asian="italic" style:font-style-complex="italic"/>
    </style:style>
    <style:style style:name="P47" style:family="paragraph" style:parent-style-name="Heading_20_4">
      <style:text-properties fo:font-style="italic" style:font-style-asian="italic" style:font-style-complex="italic"/>
    </style:style>
    <style:style style:name="P48" style:family="paragraph" style:parent-style-name="Text_20_body" style:list-style-name="L1">
      <style:text-properties fo:font-size="10pt" fo:font-style="italic" officeooo:rsid="00920999" officeooo:paragraph-rsid="0108f66a" style:font-size-asian="10pt" style:font-style-asian="italic" style:font-size-complex="10pt" style:font-style-complex="italic"/>
    </style:style>
    <style:style style:name="P49" style:family="paragraph" style:parent-style-name="Text_20_body" style:list-style-name="L1">
      <style:text-properties fo:font-size="10pt" fo:font-style="italic" officeooo:rsid="0045836a" officeooo:paragraph-rsid="0045836a" style:font-size-asian="10pt" style:font-style-asian="italic" style:font-size-complex="10pt" style:font-style-complex="italic"/>
    </style:style>
    <style:style style:name="P50" style:family="paragraph" style:parent-style-name="Text_20_body" style:list-style-name="L1">
      <style:text-properties fo:font-size="10pt" fo:font-style="italic" officeooo:rsid="0045836a" officeooo:paragraph-rsid="00470e68" style:font-size-asian="10pt" style:font-style-asian="italic" style:font-size-complex="10pt" style:font-style-complex="italic"/>
    </style:style>
    <style:style style:name="P51" style:family="paragraph" style:parent-style-name="Text_20_body" style:list-style-name="L1">
      <style:text-properties fo:font-size="10pt" fo:font-style="italic" officeooo:rsid="0054b3db" officeooo:paragraph-rsid="0054b3db" style:font-size-asian="10pt" style:font-style-asian="italic" style:font-size-complex="10pt" style:font-style-complex="italic"/>
    </style:style>
    <style:style style:name="P52" style:family="paragraph" style:parent-style-name="Text_20_body" style:list-style-name="L1">
      <style:text-properties fo:font-size="10pt" fo:font-style="italic" officeooo:rsid="005568e7" officeooo:paragraph-rsid="005568e7" style:font-size-asian="10pt" style:font-style-asian="italic" style:font-size-complex="10pt" style:font-style-complex="italic"/>
    </style:style>
    <style:style style:name="P53" style:family="paragraph" style:parent-style-name="Text_20_body" style:list-style-name="L1">
      <style:text-properties fo:font-size="10pt" fo:font-style="italic" officeooo:rsid="0058298d" officeooo:paragraph-rsid="0058298d" style:font-size-asian="10pt" style:font-style-asian="italic" style:font-size-complex="10pt" style:font-style-complex="italic"/>
    </style:style>
    <style:style style:name="P54" style:family="paragraph" style:parent-style-name="Text_20_body" style:list-style-name="L1">
      <style:text-properties fo:font-size="10pt" fo:font-style="italic" officeooo:rsid="005ac26d" officeooo:paragraph-rsid="005ac26d" style:font-size-asian="10pt" style:font-style-asian="italic" style:font-size-complex="10pt" style:font-style-complex="italic"/>
    </style:style>
    <style:style style:name="P55" style:family="paragraph" style:parent-style-name="Text_20_body" style:list-style-name="L1">
      <style:text-properties fo:font-size="10pt" fo:font-style="italic" officeooo:rsid="00e7848c" officeooo:paragraph-rsid="00e7848c" style:font-size-asian="10pt" style:font-style-asian="italic" style:font-size-complex="10pt" style:font-style-complex="italic"/>
    </style:style>
    <style:style style:name="P56" style:family="paragraph" style:parent-style-name="Text_20_body" style:list-style-name="L1">
      <style:text-properties fo:font-size="10pt" fo:font-style="italic" officeooo:rsid="01263a55" officeooo:paragraph-rsid="01263a55" style:font-size-asian="10pt" style:font-style-asian="italic" style:font-size-complex="10pt" style:font-style-complex="italic"/>
    </style:style>
    <style:style style:name="P57" style:family="paragraph" style:parent-style-name="Text_20_body" style:list-style-name="L1">
      <style:text-properties fo:font-size="10pt" fo:font-style="italic" officeooo:rsid="01271b56" officeooo:paragraph-rsid="01271b56" style:font-size-asian="10pt" style:font-style-asian="italic" style:font-size-complex="10pt" style:font-style-complex="italic"/>
    </style:style>
    <style:style style:name="P58" style:family="paragraph" style:parent-style-name="Text_20_body" style:list-style-name="L1">
      <style:text-properties fo:font-size="10pt" fo:font-style="italic" fo:font-weight="bold" officeooo:rsid="0054b3db" officeooo:paragraph-rsid="0054b3db" style:font-size-asian="10pt" style:font-style-asian="italic" style:font-weight-asian="bold" style:font-size-complex="10pt" style:font-style-complex="italic" style:font-weight-complex="bold"/>
    </style:style>
    <style:style style:name="P59" style:family="paragraph" style:parent-style-name="Text_20_body" style:list-style-name="L1">
      <style:text-properties fo:color="#000000" loext:opacity="100%" fo:font-size="10pt" fo:font-style="italic" officeooo:rsid="00e7848c" officeooo:paragraph-rsid="00e7848c" style:font-size-asian="10pt" style:font-style-asian="italic" style:font-size-complex="10pt" style:font-style-complex="italic"/>
    </style:style>
    <style:style style:name="P60" style:family="paragraph" style:parent-style-name="Text_20_body">
      <style:text-properties fo:color="#3465a4" loext:opacity="100%" fo:font-style="italic" officeooo:rsid="003d9314" officeooo:paragraph-rsid="003d9314" style:font-style-asian="italic" style:font-style-complex="italic"/>
    </style:style>
    <style:style style:name="T1" style:family="text">
      <style:text-properties officeooo:rsid="000040ca"/>
    </style:style>
    <style:style style:name="T2" style:family="text">
      <style:text-properties style:font-name="Liberation Sans" fo:font-size="18.2000007629395pt" fo:font-weight="bold" officeooo:rsid="000040ca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0648fd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20829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bc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90a755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7" style:family="text">
      <style:text-properties style:font-name="Liberation Sans" fo:font-size="14.1000003814697pt" fo:font-weight="bold" officeooo:rsid="000648fd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1135af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2d2ce5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0" style:family="text">
      <style:text-properties style:font-name="Liberation Sans" fo:font-size="14.1000003814697pt" fo:font-weight="bold" officeooo:rsid="00fde161" style:font-name-asian="Droid Sans Fallback" style:font-size-asian="14.1000003814697pt" style:font-weight-asian="bold" style:font-name-complex="Droid Sans Devanagari1" style:font-size-complex="14.1000003814697pt" style:font-weight-complex="bold"/>
    </style:style>
    <style:style style:name="T11" style:family="text">
      <style:text-properties officeooo:rsid="0001f9fe"/>
    </style:style>
    <style:style style:name="T12" style:family="text">
      <style:text-properties officeooo:rsid="0003e129"/>
    </style:style>
    <style:style style:name="T13" style:family="text">
      <style:text-properties officeooo:rsid="000648fd"/>
    </style:style>
    <style:style style:name="T14" style:family="text">
      <style:text-properties officeooo:rsid="0006804f"/>
    </style:style>
    <style:style style:name="T15" style:family="text">
      <style:text-properties officeooo:rsid="0006b88b"/>
    </style:style>
    <style:style style:name="T16" style:family="text">
      <style:text-properties officeooo:rsid="0008629d"/>
    </style:style>
    <style:style style:name="T17" style:family="text">
      <style:text-properties officeooo:rsid="000932d3"/>
    </style:style>
    <style:style style:name="T18" style:family="text">
      <style:text-properties officeooo:rsid="000afe38"/>
    </style:style>
    <style:style style:name="T19" style:family="text">
      <style:text-properties officeooo:rsid="000dd980"/>
    </style:style>
    <style:style style:name="T20" style:family="text">
      <style:text-properties officeooo:rsid="000faced"/>
    </style:style>
    <style:style style:name="T21" style:family="text">
      <style:text-properties officeooo:rsid="001135af"/>
    </style:style>
    <style:style style:name="T22" style:family="text">
      <style:text-properties officeooo:rsid="00119be4"/>
    </style:style>
    <style:style style:name="T23" style:family="text">
      <style:text-properties officeooo:rsid="0012b13a"/>
    </style:style>
    <style:style style:name="T24" style:family="text">
      <style:text-properties officeooo:rsid="0013a61a"/>
    </style:style>
    <style:style style:name="T25" style:family="text">
      <style:text-properties officeooo:rsid="0014f80b"/>
    </style:style>
    <style:style style:name="T26" style:family="text">
      <style:text-properties officeooo:rsid="0017fd89"/>
    </style:style>
    <style:style style:name="T27" style:family="text">
      <style:text-properties officeooo:rsid="0018debb"/>
    </style:style>
    <style:style style:name="T28" style:family="text">
      <style:text-properties officeooo:rsid="001a0c69"/>
    </style:style>
    <style:style style:name="T29" style:family="text">
      <style:text-properties officeooo:rsid="00262e0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2c570" style:font-style-asian="italic" style:font-style-complex="italic"/>
    </style:style>
    <style:style style:name="T32" style:family="text">
      <style:text-properties fo:font-style="italic" officeooo:rsid="004c10e6" style:font-style-asian="italic" style:font-style-complex="italic"/>
    </style:style>
    <style:style style:name="T33" style:family="text">
      <style:text-properties fo:font-style="italic" officeooo:rsid="0053f0c7" style:font-style-asian="italic" style:font-style-complex="italic"/>
    </style:style>
    <style:style style:name="T34" style:family="text">
      <style:text-properties fo:font-style="italic" officeooo:rsid="0051dbea" style:font-style-asian="italic" style:font-style-complex="italic"/>
    </style:style>
    <style:style style:name="T35" style:family="text">
      <style:text-properties fo:font-style="italic" officeooo:rsid="004f2055" style:font-style-asian="italic" style:font-style-complex="italic"/>
    </style:style>
    <style:style style:name="T36" style:family="text">
      <style:text-properties fo:font-style="italic" officeooo:rsid="00877825" style:font-style-asian="italic" style:font-style-complex="italic"/>
    </style:style>
    <style:style style:name="T37" style:family="text">
      <style:text-properties fo:font-style="italic" officeooo:rsid="008cfaca" style:font-style-asian="italic" style:font-style-complex="italic"/>
    </style:style>
    <style:style style:name="T38" style:family="text">
      <style:text-properties fo:font-style="italic" officeooo:rsid="00994609" style:font-style-asian="italic" style:font-style-complex="italic"/>
    </style:style>
    <style:style style:name="T39" style:family="text">
      <style:text-properties fo:font-style="italic" officeooo:rsid="011478ab" style:font-style-asian="italic" style:font-style-complex="italic"/>
    </style:style>
    <style:style style:name="T40" style:family="text">
      <style:text-properties fo:font-style="italic" officeooo:rsid="011810ac" style:font-style-asian="italic" style:font-style-complex="italic"/>
    </style:style>
    <style:style style:name="T41" style:family="text">
      <style:text-properties fo:font-style="italic" officeooo:rsid="0139bcea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4" style:family="text">
      <style:text-properties officeooo:rsid="0028c252"/>
    </style:style>
    <style:style style:name="T45" style:family="text">
      <style:text-properties officeooo:rsid="002d2ce5"/>
    </style:style>
    <style:style style:name="T46" style:family="text">
      <style:text-properties officeooo:rsid="003483c1"/>
    </style:style>
    <style:style style:name="T47" style:family="text">
      <style:text-properties officeooo:rsid="003558ae"/>
    </style:style>
    <style:style style:name="T48" style:family="text">
      <style:text-properties officeooo:rsid="00366e5a"/>
    </style:style>
    <style:style style:name="T49" style:family="text">
      <style:text-properties officeooo:rsid="0038dead"/>
    </style:style>
    <style:style style:name="T50" style:family="text">
      <style:text-properties officeooo:rsid="003945ed"/>
    </style:style>
    <style:style style:name="T51" style:family="text">
      <style:text-properties officeooo:rsid="0039fb76"/>
    </style:style>
    <style:style style:name="T52" style:family="text">
      <style:text-properties officeooo:rsid="003bce1c"/>
    </style:style>
    <style:style style:name="T53" style:family="text">
      <style:text-properties officeooo:rsid="003d9314"/>
    </style:style>
    <style:style style:name="T54" style:family="text">
      <style:text-properties officeooo:rsid="00412fea"/>
    </style:style>
    <style:style style:name="T55" style:family="text">
      <style:text-properties officeooo:rsid="0042c570"/>
    </style:style>
    <style:style style:name="T56" style:family="text">
      <style:text-properties officeooo:rsid="004d2e47"/>
    </style:style>
    <style:style style:name="T57" style:family="text">
      <style:text-properties officeooo:rsid="0053f0c7"/>
    </style:style>
    <style:style style:name="T58" style:family="text">
      <style:text-properties officeooo:rsid="0055836c"/>
    </style:style>
    <style:style style:name="T59" style:family="text">
      <style:text-properties officeooo:rsid="0056c364"/>
    </style:style>
    <style:style style:name="T60" style:family="text">
      <style:text-properties officeooo:rsid="005d6108"/>
    </style:style>
    <style:style style:name="T61" style:family="text">
      <style:text-properties officeooo:rsid="005f5200"/>
    </style:style>
    <style:style style:name="T62" style:family="text">
      <style:text-properties officeooo:rsid="0062b1e6"/>
    </style:style>
    <style:style style:name="T63" style:family="text">
      <style:text-properties officeooo:rsid="0068e1d7"/>
    </style:style>
    <style:style style:name="T64" style:family="text">
      <style:text-properties officeooo:rsid="006b2838"/>
    </style:style>
    <style:style style:name="T65" style:family="text">
      <style:text-properties officeooo:rsid="006ca7d9"/>
    </style:style>
    <style:style style:name="T66" style:family="text">
      <style:text-properties officeooo:rsid="006d059f"/>
    </style:style>
    <style:style style:name="T67" style:family="text">
      <style:text-properties officeooo:rsid="006df672"/>
    </style:style>
    <style:style style:name="T68" style:family="text">
      <style:text-properties officeooo:rsid="006e8d71"/>
    </style:style>
    <style:style style:name="T69" style:family="text">
      <style:text-properties officeooo:rsid="0072d083"/>
    </style:style>
    <style:style style:name="T70" style:family="text">
      <style:text-properties officeooo:rsid="0073ac3f"/>
    </style:style>
    <style:style style:name="T71" style:family="text">
      <style:text-properties officeooo:rsid="0074f30e"/>
    </style:style>
    <style:style style:name="T72" style:family="text">
      <style:text-properties officeooo:rsid="007753b0"/>
    </style:style>
    <style:style style:name="T73" style:family="text">
      <style:text-properties officeooo:rsid="007e6952"/>
    </style:style>
    <style:style style:name="T74" style:family="text">
      <style:text-properties officeooo:rsid="0081a815"/>
    </style:style>
    <style:style style:name="T75" style:family="text">
      <style:text-properties officeooo:rsid="0086da0d"/>
    </style:style>
    <style:style style:name="T76" style:family="text">
      <style:text-properties officeooo:rsid="00880949"/>
    </style:style>
    <style:style style:name="T77" style:family="text">
      <style:text-properties officeooo:rsid="008b9c60"/>
    </style:style>
    <style:style style:name="T78" style:family="text">
      <style:text-properties officeooo:rsid="008c0841"/>
    </style:style>
    <style:style style:name="T79" style:family="text">
      <style:text-properties officeooo:rsid="0090a6d7"/>
    </style:style>
    <style:style style:name="T80" style:family="text">
      <style:text-properties officeooo:rsid="0090a755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solid" style:text-underline-width="auto" style:text-underline-color="font-color" officeooo:rsid="00b59b52"/>
    </style:style>
    <style:style style:name="T83" style:family="text">
      <style:text-properties officeooo:rsid="0095e4f4"/>
    </style:style>
    <style:style style:name="T84" style:family="text">
      <style:text-properties officeooo:rsid="0096e007"/>
    </style:style>
    <style:style style:name="T85" style:family="text">
      <style:text-properties officeooo:rsid="00a01829"/>
    </style:style>
    <style:style style:name="T86" style:family="text">
      <style:text-properties officeooo:rsid="00a7a31e"/>
    </style:style>
    <style:style style:name="T87" style:family="text">
      <style:text-properties officeooo:rsid="00a8d5ee"/>
    </style:style>
    <style:style style:name="T88" style:family="text">
      <style:text-properties fo:font-weight="bold" officeooo:rsid="00262e09" style:font-weight-asian="bold" style:font-weight-complex="bold"/>
    </style:style>
    <style:style style:name="T89" style:family="text">
      <style:text-properties officeooo:rsid="00aff004"/>
    </style:style>
    <style:style style:name="T90" style:family="text">
      <style:text-properties officeooo:rsid="00b1ba43"/>
    </style:style>
    <style:style style:name="T91" style:family="text">
      <style:text-properties officeooo:rsid="00b279ba"/>
    </style:style>
    <style:style style:name="T92" style:family="text">
      <style:text-properties fo:color="#c9211e" loext:opacity="100%" officeooo:rsid="00d3f2de"/>
    </style:style>
    <style:style style:name="T93" style:family="text">
      <style:text-properties officeooo:rsid="00b59b52"/>
    </style:style>
    <style:style style:name="T94" style:family="text">
      <style:text-properties officeooo:rsid="00b6a891"/>
    </style:style>
    <style:style style:name="T95" style:family="text">
      <style:text-properties officeooo:rsid="00b7cce5"/>
    </style:style>
    <style:style style:name="T96" style:family="text">
      <style:text-properties officeooo:rsid="00bb5ae6"/>
    </style:style>
    <style:style style:name="T97" style:family="text">
      <style:text-properties officeooo:rsid="00d195ba"/>
    </style:style>
    <style:style style:name="T98" style:family="text">
      <style:text-properties officeooo:rsid="00d3f2de"/>
    </style:style>
    <style:style style:name="T99" style:family="text">
      <style:text-properties officeooo:rsid="00e44fd2"/>
    </style:style>
    <style:style style:name="T100" style:family="text">
      <style:text-properties officeooo:rsid="00e5280f"/>
    </style:style>
    <style:style style:name="T101" style:family="text">
      <style:text-properties officeooo:rsid="00e616f3"/>
    </style:style>
    <style:style style:name="T102" style:family="text">
      <style:text-properties fo:color="#000000" loext:opacity="100%"/>
    </style:style>
    <style:style style:name="T103" style:family="text">
      <style:text-properties fo:color="#000000" loext:opacity="100%" officeooo:rsid="0039fb76"/>
    </style:style>
    <style:style style:name="T104" style:family="text">
      <style:text-properties fo:color="#000000" loext:opacity="100%" officeooo:rsid="003bce1c"/>
    </style:style>
    <style:style style:name="T105" style:family="text">
      <style:text-properties fo:color="#000000" loext:opacity="100%" officeooo:rsid="00ed6e58"/>
    </style:style>
    <style:style style:name="T106" style:family="text">
      <style:text-properties fo:color="#000000" loext:opacity="100%" officeooo:rsid="0128ed3e"/>
    </style:style>
    <style:style style:name="T107" style:family="text">
      <style:text-properties fo:color="#000000" loext:opacity="100%" officeooo:rsid="013f553f"/>
    </style:style>
    <style:style style:name="T108" style:family="text">
      <style:text-properties fo:color="#000000" loext:opacity="100%" officeooo:rsid="01414212"/>
    </style:style>
    <style:style style:name="T109" style:family="text">
      <style:text-properties officeooo:rsid="0040f60b"/>
    </style:style>
    <style:style style:name="T110" style:family="text">
      <style:text-properties officeooo:rsid="00e8d77f"/>
    </style:style>
    <style:style style:name="T111" style:family="text">
      <style:text-properties officeooo:rsid="00ed5930"/>
    </style:style>
    <style:style style:name="T112" style:family="text">
      <style:text-properties officeooo:rsid="00ef1181"/>
    </style:style>
    <style:style style:name="T113" style:family="text">
      <style:text-properties officeooo:rsid="00f24046"/>
    </style:style>
    <style:style style:name="T114" style:family="text">
      <style:text-properties officeooo:rsid="00fc086a"/>
    </style:style>
    <style:style style:name="T115" style:family="text">
      <style:text-properties officeooo:rsid="00fde161"/>
    </style:style>
    <style:style style:name="T116" style:family="text">
      <style:text-properties officeooo:rsid="01034990"/>
    </style:style>
    <style:style style:name="T117" style:family="text">
      <style:text-properties officeooo:rsid="010743ec"/>
    </style:style>
    <style:style style:name="T118" style:family="text">
      <style:text-properties officeooo:rsid="01075d79"/>
    </style:style>
    <style:style style:name="T119" style:family="text">
      <style:text-properties officeooo:rsid="0112de0f"/>
    </style:style>
    <style:style style:name="T120" style:family="text">
      <style:text-properties officeooo:rsid="01262c49"/>
    </style:style>
    <style:style style:name="T121" style:family="text">
      <style:text-properties officeooo:rsid="0115caf0"/>
    </style:style>
    <style:style style:name="T122" style:family="text">
      <style:text-properties officeooo:rsid="01179a40"/>
    </style:style>
    <style:style style:name="T123" style:family="text">
      <style:text-properties officeooo:rsid="011a81b7"/>
    </style:style>
    <style:style style:name="T124" style:family="text">
      <style:text-properties officeooo:rsid="011bc927"/>
    </style:style>
    <style:style style:name="T125" style:family="text">
      <style:text-properties officeooo:rsid="011e448f"/>
    </style:style>
    <style:style style:name="T126" style:family="text">
      <style:text-properties officeooo:rsid="011e6f05"/>
    </style:style>
    <style:style style:name="T127" style:family="text">
      <style:text-properties officeooo:rsid="0121cc97"/>
    </style:style>
    <style:style style:name="T128" style:family="text">
      <style:text-properties officeooo:rsid="0125c2b4"/>
    </style:style>
    <style:style style:name="T129" style:family="text">
      <style:text-properties officeooo:rsid="012b4453"/>
    </style:style>
    <style:style style:name="T130" style:family="text">
      <style:text-properties officeooo:rsid="0134a4eb"/>
    </style:style>
    <style:style style:name="T131" style:family="text">
      <style:text-properties officeooo:rsid="01357816"/>
    </style:style>
    <style:style style:name="T132" style:family="text">
      <style:text-properties fo:color="#3465a4" loext:opacity="100%"/>
    </style:style>
    <style:style style:name="T133" style:family="text">
      <style:text-properties fo:color="#3465a4" loext:opacity="100%" officeooo:rsid="0135cc07"/>
    </style:style>
    <style:style style:name="T134" style:family="text">
      <style:text-properties fo:color="#3465a4" loext:opacity="100%" officeooo:rsid="007afa97"/>
    </style:style>
    <style:style style:name="T135" style:family="text">
      <style:text-properties officeooo:rsid="0136a92c"/>
    </style:style>
    <style:style style:name="T136" style:family="text">
      <style:text-properties officeooo:rsid="01383acb"/>
    </style:style>
    <style:style style:name="T137" style:family="text">
      <style:text-properties officeooo:rsid="013a46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tokoll Benotung</text:p>
      <text:p text:style-name="P2">[<text:span text:style-name="T123">Applikation</text:span>]</text:p>
      <text:p text:style-name="P1"/>
      <text:p text:style-name="P1">Name: [Name, Vorname]<text:line-break/>Martrikelnummer: [MNR]</text:p>
      <text:p text:style-name="P1"/>
      <text:p text:style-name="P1"/>
      <text:p text:style-name="P4">Abgabedatum: [DATUM]</text:p>
      <text:p text:style-name="P37"/>
      <text:p text:style-name="P38"/>
      <text:p text:style-name="P39">Allgemeine Anmerkungen: </text:p>
      <text:list text:style-name="L1">
        <text:list-item>
          <text:p text:style-name="P48">Gesamt-Punktzahl: 60P <text:span text:style-name="T97">(</text:span>zum Bestehen mit 4,0 werden 30P benötigt<text:span text:style-name="T97">)</text:span></text:p>
        </text:list-item>
        <text:list-item>
          <text:p text:style-name="P49">die Beispiele sollten wenn möglich vom aktuellen Stand genommen werden</text:p>
          <text:list>
            <text:list-item>
              <text:p text:style-name="P50">finden sich dort keine entsprechenden Beispiele, dürfen auch ältere Commits unter Verweis auf den Commit verwendet werden</text:p>
            </text:list-item>
          </text:list>
        </text:list-item>
        <text:list-item>
          <text:p text:style-name="P51">falls verlangte Negativ-Beispiele nicht vorhanden sind, müssen entsprechend mehr Positiv-Beispiele gebracht werden</text:p>
          <text:list>
            <text:list-item>
              <text:p text:style-name="P58">Achtung: werden im Code entsprechende Negativ-Beispiele gefunden, <text:span text:style-name="T58">gibt es keine Punkte für die zusätzlichen Positiv-Beispiele </text:span><text:span text:style-name="T99">sondern 0,5P Abzug für das fehlende Negativ-Beispiel</text:span></text:p>
            </text:list-item>
            <text:list-item>
              <text:p text:style-name="P52">Beispiel</text:p>
              <text:list>
                <text:list-item>
                  <text:p text:style-name="P52">“Nennen Sie jeweils eine Klasse, die das SRP einhält bzw. <text:span text:style-name="T85">v</text:span>erletzt.” <text:span text:style-name="T59">(2P)</text:span></text:p>
                  <text:list>
                    <text:list-item>
                      <text:p text:style-name="P52">Antwort: Es gibt keine Klasse, die SRP verletzt, daher hier 2 Klassen, die SRP einhalten: [Klasse 1], [Klasse 2]</text:p>
                    </text:list-item>
                    <text:list-item>
                      <text:p text:style-name="P53">Bewertung: falls im Code tatsächlich keine Klasse das SRP verletzt: 2P <text:s/>ODER falls im Code mind. eine Klasse SRP verletzt: <text:span text:style-name="T124">0,5</text:span>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verlangte Positiv-Beispiele müssen gebracht werden – <text:span text:style-name="T112">im Zweifel müssen sie extra </text:span><text:span text:style-name="T125">(und sinnvoll)</text:span><text:span text:style-name="T112"> für die Lösung der Aufgabe implementiert werden</text:span></text:p>
        </text:list-item>
        <text:list-item>
          <text:p text:style-name="P55">die Aufgaben sind von vorne herein bekannt und müssen wie gefordert gelöst werden – <text:span text:style-name="T111">z.B. ist es k</text:span>eine Lösung, dass es das nicht im Code gibt </text:p>
          <text:list>
            <text:list-item>
              <text:p text:style-name="P55">Beispiel 1</text:p>
              <text:list>
                <text:list-item>
                  <text:p text:style-name="P55">Aufgabe: <text:span text:style-name="T102"><text:s/></text:span><text:span text:style-name="T103">Analyse und Begründung des Einsatzes von 2 </text:span><text:span text:style-name="T104">Fake/Mock-Objekten</text:span></text:p>
                </text:list-item>
                <text:list-item>
                  <text:p text:style-name="P59"><text:span text:style-name="T52">A</text:span>ntwort: Es wurden keine Fake/Mock-Objekte gebraucht.</text:p>
                </text:list-item>
                <text:list-item>
                  <text:p text:style-name="P59">Punkte: 0<text:span text:style-name="T110">P</text:span></text:p>
                </text:list-item>
              </text:list>
            </text:list-item>
            <text:list-item>
              <text:p text:style-name="P59">Beispiel 2</text:p>
              <text:list>
                <text:list-item>
                  <text:p text:style-name="P59">Aufgabe: <text:s/><text:span text:style-name="T109">UML, Beschreibung und Begründung des Einsatzes eines Repositories</text:span></text:p>
                </text:list-item>
                <text:list-item>
                  <text:p text:style-name="P59">Antwort: Die Applikation enthält kein Repository, <text:span text:style-name="T126">weil XYZ.</text:span></text:p>
                </text:list-item>
                <text:list-item>
                  <text:p text:style-name="P59">Punkte</text:p>
                  <text:list>
                    <text:list-item>
                      <text:p text:style-name="P59">falls (was quasi nie vorkommt) die Fachlichkeit tatsächlich kein Repository hergibt: volle Punktzahl</text:p>
                    </text:list-item>
                    <text:list-item>
                      <text:p text:style-name="P59">falls die Fachlichkeit in irgendeiner Form ein Repository hergibt (auch wenn es nicht implementiert wurde): 0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pan text:style-name="T102">bei </text:span><text:span text:style-name="T105">A</text:span><text:span text:style-name="T102">ufgaben, die Klasse(n) oder Code-Beispiel(e) fordern, m</text:span><text:span text:style-name="T107">üs</text:span><text:span text:style-name="T102">s</text:span><text:span text:style-name="T107">en</text:span><text:span text:style-name="T102"> in der mündlichen Vorstellung die entsprechenden Code-Stellen gezeigt werden (in der IDE oder auf einer Folie – </text:span><text:span text:style-name="T108">in jedem Fall mit Syntax-Highlighting</text:span><text:span text:style-name="T102">)</text:span></text:p>
        </text:list-item>
        <text:list-item>
          <text:p text:style-name="P57"><text:span text:style-name="T102">bei Aufgaben, die UML fordern, muss in der mündlichen Vorstellung das UML gezeigt werden </text:span><text:span text:style-name="T106">(auf einer Folie oder (schnell und mit korrekter Syntax) an der Tafel/Whiteboard)</text:span></text:p>
        </text:list-item>
      </text:list>
      <text:h text:style-name="P40" text:outline-level="1" text:is-list-header="true"><text:soft-page-break/><text:span text:style-name="T6">Einführung</text:span> <text:s/><text:span text:style-name="T1">(</text:span><text:span text:style-name="T80">4</text:span><text:span text:style-name="T1">P)</text:span></text:h>
      <text:h text:style-name="Heading_20_3" text:outline-level="3">Übersicht über die Applikation (1P)</text:h>
      <text:p text:style-name="P21"><text:span text:style-name="T1">[Was macht die Applikation? Wie funktioniert sie? Welches Problem löst sie/welchen Zweck hat sie?</text:span><text:span text:style-name="T80">]</text:span></text:p>
      <text:h text:style-name="Heading_20_3" text:outline-level="3"><text:span text:style-name="T89">Starten der </text:span><text:span text:style-name="T90">Applikation</text:span> (1P)</text:h>
      <text:p text:style-name="P21"><text:span text:style-name="T80">[</text:span><text:span text:style-name="T14">Wie startet man </text:span><text:span text:style-name="T80">die Applikation</text:span><text:span text:style-name="T14">? </text:span><text:span text:style-name="T80">Was für Voraussetzungen werden benötigt? </text:span><text:span text:style-name="T127">Demonstration des Vorgangs und 1 – 2 Usecases zeigen</text:span><text:span text:style-name="T1">]</text:span></text:p>
      <text:h text:style-name="Heading_20_3" text:outline-level="3">Technischer Überblick (2P)</text:h>
      <text:p text:style-name="P22">[Nennung und Erläuterung der Technologien (z.B. Java, MySQL, …), jeweils Begründung für den Einsatz der Technologien]</text:p>
      <text:p text:style-name="P22"/>
      <text:h text:style-name="Heading_20_1" text:outline-level="1"><text:span text:style-name="T1">Clean </text:span>Archite<text:span text:style-name="T2">cture </text:span><text:span text:style-name="T3">(</text:span><text:span text:style-name="T5">8</text:span><text:span text:style-name="T3">P)</text:span></text:h>
      <text:h text:style-name="Heading_20_3" text:outline-level="3">Was ist Clean Architecture? (<text:span text:style-name="T13">1</text:span>P)</text:h>
      <text:p text:style-name="P23">[allgemeine Beschreibung <text:span text:style-name="T19">der Clean Architecture</text:span> in eigenen Worten]</text:p>
      <text:h text:style-name="Heading_20_3" text:outline-level="3">Analyse <text:span text:style-name="T13">der Dependency Rule (</text:span><text:span text:style-name="T91">3</text:span><text:span text:style-name="T13">P)</text:span></text:h>
      <text:p text:style-name="P20">[1 Klasse, die die Dependency Rule <text:span text:style-name="T119">der Clean Architecture </text:span>einhält <text:span text:style-name="T15">und </text:span><text:span text:style-name="T85">1</text:span><text:span text:style-name="T15"> Klasse, die die Dependency Rule verletzt; </text:span><text:span text:style-name="T16">Analyse der Abhängigkeiten </text:span><text:span text:style-name="T18">in beide Richtungen (d.h., von wem hängt die Klasse ab und wer hängt von der Klasse ab)</text:span><text:span text:style-name="T16"> </text:span><text:span text:style-name="T17">in Bezug auf die Dependency Rule</text:span>]</text:p>
      <text:h text:style-name="Heading_20_4" text:outline-level="4">Positiv-Beispiel: Dependency Rule</text:h>
      <text:h text:style-name="Heading_20_4" text:outline-level="4">Negativ-Beispiel: Dependency Rule</text:h>
      <text:h text:style-name="Heading_20_3" text:outline-level="3"><text:span text:style-name="T7">Analyse der Schichten</text:span><text:span text:style-name="T11"> (</text:span><text:span text:style-name="T91">4</text:span><text:span text:style-name="T11">P)</text:span></text:h>
      <text:p text:style-name="P5">[jeweils 1 Klasse zu <text:span text:style-name="T12">2</text:span> unterschiedlichen Schichten der Clean-Architecture: <text:span text:style-name="T128">jeweils</text:span> Beschreibung der Aufgabe, Einordnung mit Begründung in die Clean-Architecture]</text:p>
      <text:h text:style-name="Heading_20_4" text:outline-level="4">Schicht: [Name]</text:h>
      <text:h text:style-name="Heading_20_4" text:outline-level="4">Schicht: [Name]</text:h>
      <text:p text:style-name="P29"/>
      <text:p text:style-name="P26"/>
      <text:h text:style-name="Heading_20_1" text:outline-level="1"><text:soft-page-break/><text:span text:style-name="T20">SOLID</text:span> <text:span text:style-name="T20">(</text:span><text:span text:style-name="T62">8</text:span><text:span text:style-name="T20">P)</text:span></text:h>
      <text:h text:style-name="Heading_20_3" text:outline-level="3">Analyse <text:span text:style-name="T8">SRP</text:span> (<text:span text:style-name="T67">3</text:span>P)</text:h>
      <text:p text:style-name="P6">[jeweils ein<text:span text:style-name="T23">e Klasse als</text:span> positives und negatives Beispiel für SRP<text:span text:style-name="T22">; <text:s/></text:span><text:span text:style-name="T23">jeweils</text:span><text:span text:style-name="T24"> Beschreibung der Aufgabe </text:span><text:span text:style-name="T64">bzw. der Aufgaben und </text:span><text:span text:style-name="T65">möglicher </text:span><text:span text:style-name="T64">Lösungsweg </text:span><text:span text:style-name="T66">des Negativ-Beispiels</text:span>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3" text:outline-level="3">Analyse OCP (<text:span text:style-name="T63">3</text:span>P)</text:h>
      <text:p text:style-name="P7">[<text:span text:style-name="T61">j</text:span>eweils ein<text:span text:style-name="T23">e Klasse als</text:span> positives und negatives Beispiel für <text:span text:style-name="T27">OCP</text:span><text:span text:style-name="T22">; <text:s/></text:span><text:span text:style-name="T23">jeweils UML </text:span><text:span text:style-name="T24">und Analyse mit Begründung, warum das OCP erfüllt/nicht erfüllt wurde – </text:span><text:span text:style-name="T25">falls erfüllt: warum hier sinnvoll/</text:span><text:span text:style-name="T26">welches Problem gab es</text:span><text:span text:style-name="T25">? Falls nicht erfüllt: wie könnte man es lösen?</text:span>]</text:p>
      <text:h text:style-name="P45" text:outline-level="4">Positiv-Beispiel</text:h>
      <text:h text:style-name="P46" text:outline-level="4">Negativ-Beispiel</text:h>
      <text:p text:style-name="P34"/>
      <text:h text:style-name="Heading_20_3" text:outline-level="3">Analyse <text:span text:style-name="T62">[</text:span>LSP/ISP/DIP<text:span text:style-name="T62">]</text:span> (2P)</text:h>
      <text:p text:style-name="P8">[<text:span text:style-name="T60">j</text:span><text:span text:style-name="T21">eweils ein</text:span><text:span text:style-name="T23">e Klasse als</text:span><text:span text:style-name="T21"> positives und negatives Beispiel für </text:span>entweder LSP <text:span text:style-name="T81">oder</text:span> ISP <text:span text:style-name="T81">oder</text:span> DI<text:span text:style-name="T86">P</text:span><text:span text:style-name="T22">; <text:s/></text:span>jeweils UML und Begründung, warum hier<text:span text:style-name="T28"> </text:span>das Prinzip erfüllt/nicht erfüllt <text:span text:style-name="T28">wird; </text:span><text:span text:style-name="T87">beim Negativ-Beispiel </text:span><text:span text:style-name="T129">mögliche Lösung</text:span>]</text:p>
      <text:p text:style-name="P9">[Anm.: es darf nur ein Prinzip ausgewählt werden; es darf NICHT z.B. ein positives Beispiel für LSP und ein negatives Beispiel für ISP genommen werden]</text:p>
      <text:h text:style-name="Heading_20_4" text:outline-level="4">Positiv-Beispiel</text:h>
      <text:h text:style-name="Heading_20_4" text:outline-level="4">Negativ-Beispiel</text:h>
      <text:p text:style-name="Text_20_body"/>
      <text:h text:style-name="Heading_20_1" text:outline-level="1">Weitere Prinzipien (<text:span text:style-name="T68">8</text:span>P)</text:h>
      <text:h text:style-name="P41" text:outline-level="3">Analyse GRASP: <text:span text:style-name="T29">Geringe </text:span>Kopplung (<text:span text:style-name="T114">3</text:span>P)<text:span text:style-name="T92"> <text:s/></text:span><text:span text:style-name="T98"><text:s text:c="2"/></text:span></text:h>
      <text:p text:style-name="P12">[<text:span text:style-name="T29">eine </text:span><text:span text:style-name="T88">bis jetzt noch nicht behandelte</text:span><text:span text:style-name="T29"> Klasse als positives Beispiel geringer Kopplung; Aufgabenbeschreibung </text:span><text:span text:style-name="T83">der Klasse</text:span><text:span text:style-name="T29"> und Begründung, </text:span><text:span text:style-name="T83">warum hier eine </text:span><text:span text:style-name="T29">geringe Kopplung </text:span><text:span text:style-name="T83">vorliegt; </text:span><text:span text:style-name="T120">es müssen auch die Aufrufer/Nutzer der Klasse berücksichtigt werden</text:span>]</text:p>
      <text:p text:style-name="P35"/>
      <text:h text:style-name="P42" text:outline-level="3"><text:soft-page-break/>Analyse GRASP: <text:span text:style-name="T10">[Polymorphismus/Pure Fabrication]</text:span> (<text:span text:style-name="T116">3</text:span>P) <text:s/></text:h>
      <text:p text:style-name="P10">[<text:span text:style-name="T29">eine Klasse als positives Beispiel </text:span><text:span text:style-name="T115">entweder von Polymorphismus oder von Pure Fabrication;</text:span><text:span text:style-name="T44"> Begründung, </text:span><text:span text:style-name="T117">warum es hier zum Einsatz kommt</text:span>]</text:p>
      <text:h text:style-name="P43" text:outline-level="3"><text:span text:style-name="T9">DRY</text:span> (<text:span text:style-name="T116">2</text:span>P)</text:h>
      <text:p text:style-name="P11">[<text:span text:style-name="T45">ein Commit </text:span><text:span text:style-name="T130">zeigen</text:span><text:span text:style-name="T45">, bei dem duplizierter Code/duplizierte Logik aufgelöst wurde; </text:span><text:span text:style-name="T71">begründen</text:span><text:span text:style-name="T69"> </text:span><text:span text:style-name="T70">und Auswirkung </text:span><text:span text:style-name="T131">erläutern</text:span>]</text:p>
      <text:h text:style-name="Heading_20_1" text:outline-level="1"/>
      <text:h text:style-name="Heading_20_1" text:outline-level="1"><text:span text:style-name="T4">Unit Tests</text:span> (<text:span text:style-name="T72">8</text:span>P)</text:h>
      <text:h text:style-name="Heading_20_3" text:outline-level="3">10 Unit Tests (<text:span text:style-name="T72">2</text:span>P)</text:h>
      <text:p text:style-name="P31"><text:span text:style-name="T132">[</text:span><text:span text:style-name="T133">Zeigen</text:span><text:span text:style-name="T134"> von 10 Unit-Tests und Beschreibung, was getestet wird</text:span><text:span text:style-name="T132">]</text:span></text:p>
      <text:h text:style-name="Heading_20_3" text:outline-level="3">ATRIP: <text:span text:style-name="T46">Automatic</text:span> (<text:span text:style-name="T47">1</text:span>P)</text:h>
      <text:p text:style-name="P13">[<text:span text:style-name="T46">Begründung/Erläuterung, wie ‘Automatic’ realisiert wurde]</text:span></text:p>
      <text:h text:style-name="Heading_20_3" text:outline-level="3">ATRIP: Thorough (<text:span text:style-name="T74">1</text:span>P)</text:h>
      <text:p text:style-name="P14">[Code Coverage <text:span text:style-name="T49">im Projekt </text:span>analysieren und begründen]</text:p>
      <text:h text:style-name="Heading_20_3" text:outline-level="3">ATRIP: P<text:span text:style-name="T48">rofessional</text:span> (1P)</text:h>
      <text:p text:style-name="P18">[<text:span text:style-name="T50">1</text:span><text:span text:style-name="T48"> positv</text:span><text:span text:style-name="T84">es</text:span><text:span text:style-name="T48"> Beispiel zu ‘Professional’; </text:span><text:span text:style-name="T73">Code-Beispiel</text:span><text:span text:style-name="T48">, Analyse und Begründung, was professionell </text:span><text:span text:style-name="T113">ist</text:span>]</text:p>
      <text:h text:style-name="Heading_20_3" text:outline-level="3">Fake<text:span text:style-name="T51">s</text:span> und Mocks (<text:span text:style-name="T72">3</text:span>P)</text:h>
      <text:p text:style-name="P19">[Analyse und Begründung des Einsatzes von 2 <text:span text:style-name="T52">Fake/Mock-Objekten </text:span><text:span text:style-name="T93">(</text:span><text:span text:style-name="T94">die Fake/Mocks </text:span><text:span text:style-name="T100">sind </text:span><text:span text:style-name="T82">ohne</text:span><text:span text:style-name="T93"> Dritthersteller-Bibliothek/Framework </text:span><text:span text:style-name="T101">zu </text:span><text:span text:style-name="T94">impl</text:span><text:span text:style-name="T95">ementieren</text:span><text:span text:style-name="T93">)</text:span><text:span text:style-name="T52">; </text:span><text:span text:style-name="T135">Zeigen der Implementierung und Nutzung</text:span>]</text:p>
      <text:p text:style-name="P27"/>
      <text:h text:style-name="Heading_20_1" text:outline-level="1"><text:span text:style-name="T53">Domain Driven Design (</text:span><text:span text:style-name="T79">8</text:span><text:span text:style-name="T53">P)</text:span></text:h>
      <text:h text:style-name="Heading_20_3" text:outline-level="3">Ubiquitous Language (<text:span text:style-name="T53">2</text:span>P)</text:h>
      <text:p text:style-name="P60">[4 Beispiele für die Ubiquitous Language; jeweils Bezeichung, Bedeutung und kurze Begründung, warum es zur Ubiquitous Language gehört]</text:p>
      <text:h text:style-name="Heading_20_3" text:outline-level="3"><text:soft-page-break/>Repositories (1,<text:span text:style-name="T75">5</text:span>P)</text:h>
      <text:p text:style-name="P15">[Beschreibung und Begründung des Einsatzes eines Repositories; falls kein Repository vorhanden: ausführliche Begründung, warum es keines geben kann/<text:span text:style-name="T54">hier nicht sinnvoll ist – </text:span><text:span text:style-name="T118">NICHT, warum es nicht implementiert wurde; </text:span><text:span text:style-name="T136">Zeigen der Implementierung</text:span>]</text:p>
      <text:h text:style-name="Heading_20_3" text:outline-level="3">Aggregates (1,<text:span text:style-name="T75">5</text:span>P)</text:h>
      <text:p text:style-name="P16">[Beschreibung und Begründung des Einsatzes eines <text:span text:style-name="T54">Aggregates</text:span>; falls kein <text:span text:style-name="T54">Aggregate</text:span> vorhanden: ausführliche Begründung, warum es keines geben kann/<text:span text:style-name="T54">hier nicht sinnvoll ist– </text:span><text:span text:style-name="T118">NICHT, warum es nicht implementiert wurde; </text:span><text:span text:style-name="T136">Zeigen der Implementierung</text:span>]</text:p>
      <text:h text:style-name="Heading_20_3" text:outline-level="3">Entities (1,<text:span text:style-name="T75">5</text:span>P)</text:h>
      <text:p text:style-name="P16">[Beschreibung und Begründung des Einsatzes eine<text:span text:style-name="T54">r Entity</text:span>; falls kein<text:span text:style-name="T54">e Entity</text:span> vorhanden: ausführliche Begründung, warum es keine geben kann/<text:span text:style-name="T54">hier nicht sinnvoll ist– </text:span><text:span text:style-name="T118">NICHT, warum es nicht implementiert wurde; </text:span><text:span text:style-name="T136">Zeigen der Implementierung</text:span>]</text:p>
      <text:h text:style-name="Heading_20_3" text:outline-level="3">Value Objects (1,<text:span text:style-name="T75">5</text:span>P)</text:h>
      <text:p text:style-name="P16">[Beschreibung und Begründung des Einsatzes eines <text:span text:style-name="T54">Value Objects</text:span>; falls kein <text:span text:style-name="T54">Value Object</text:span> vorhanden: ausführliche Begründung, warum es keines geben kann/<text:span text:style-name="T54">hier nicht sinnvoll ist– </text:span><text:span text:style-name="T118">NICHT, warum es nicht implementiert wurde; </text:span><text:span text:style-name="T136">Zeigen der Implementierung</text:span>]</text:p>
      <text:p text:style-name="P28"/>
      <text:h text:style-name="Heading_20_1" text:outline-level="1"><text:span text:style-name="T54">Refactoring (</text:span><text:span text:style-name="T76">8</text:span><text:span text:style-name="T54">P)</text:span></text:h>
      <text:h text:style-name="Heading_20_3" text:outline-level="3">Code Smells (2P)</text:h>
      <text:p text:style-name="P24"><text:span text:style-name="T30">[jeweils </text:span><text:span text:style-name="T31">1 Code-Beispiel zu 2 </text:span><text:span text:style-name="T38">unterschiedlichen </text:span><text:span text:style-name="T31">Code Smells </text:span><text:span text:style-name="T40">(die benannt werden müssen)</text:span><text:span text:style-name="T31"> aus der Vorlesung; jeweils Code-</text:span><text:span text:style-name="T36">Beispiel </text:span><text:span text:style-name="T41">zeigen</text:span><text:span text:style-name="T31"> und einen möglichen Lösungsweg </text:span><text:span text:style-name="T32">bzw. den genommen Lösungsweg </text:span><text:span text:style-name="T41">zeigen</text:span><text:span text:style-name="T31">]</text:span></text:p>
      <text:h text:style-name="Heading_20_4" text:outline-level="4">[CODE SMELL 1]</text:h>
      <text:h text:style-name="P47" text:outline-level="4"><text:span text:style-name="T96">[CODE SMELL </text:span>2<text:span text:style-name="T96">]</text:span></text:h>
      <text:p text:style-name="P30"/>
      <text:h text:style-name="P44" text:outline-level="3"><text:span text:style-name="T56">2 </text:span><text:span text:style-name="T55">R</text:span>efactorings <text:span text:style-name="T56">(</text:span><text:span text:style-name="T76">6</text:span><text:span text:style-name="T56">P)</text:span></text:h>
      <text:p text:style-name="P17">[2 unterschiedliche Refactorings aus der Vorlesung <text:span text:style-name="T122">jeweils </text:span><text:span text:style-name="T121">benennen, </text:span>anwenden, begründen, sowie UML vorher/nachher liefern; <text:span text:style-name="T137">die Commits zeigen</text:span>]</text:p>
      <text:p text:style-name="P33"/>
      <text:h text:style-name="Heading_20_1" text:outline-level="1">Entwurfsmuster (<text:span text:style-name="T77">8</text:span>P)</text:h>
      <text:p text:style-name="P25"><text:soft-page-break/><text:span text:style-name="T30">[2 unterschiedliche Entwurfsmuster aus der Vorlesung (oder </text:span><text:span text:style-name="T43">nach</text:span><text:span text:style-name="T42"> Absprache</text:span><text:span text:style-name="T30"> auch andere) </text:span><text:span text:style-name="T34">jeweils </text:span><text:span text:style-name="T39">benennen, </text:span><text:span text:style-name="T37">sinnvoll </text:span><text:span text:style-name="T30">einsetzen, begründen </text:span><text:span text:style-name="T35">und UML-</text:span><text:span text:style-name="T34">Diagramm</text:span><text:span text:style-name="T33">]</text:span></text:p>
      <text:h text:style-name="Heading_20_3" text:outline-level="3">Entwurfsmuster: <text:span text:style-name="T57">[Name]</text:span> (<text:span text:style-name="T78">4</text:span>P)</text:h>
      <text:h text:style-name="Heading_20_3" text:outline-level="3">Entwurfsmuster: <text:span text:style-name="T57">[Name] </text:span>(<text:span text:style-name="T78">4</text:span>P)</text:h>
      <text:p text:style-name="P36"><text:s/>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0:33:49.249286697</meta:creation-date>
    <dc:date>2023-10-11T22:55:21.555965295</dc:date>
    <meta:editing-duration>P1DT7H24M36S</meta:editing-duration>
    <meta:editing-cycles>302</meta:editing-cycles>
    <meta:generator>LibreOffice/7.6.2.1$Linux_X86_64 LibreOffice_project/60$Build-1</meta:generator>
    <meta:document-statistic meta:table-count="0" meta:image-count="0" meta:object-count="0" meta:page-count="7" meta:paragraph-count="101" meta:word-count="1010" meta:character-count="7346" meta:non-whitespace-character-count="6437"/>
  </office:meta>
</office:document-meta>
</file>